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P052" svg:font-family="P052"/>
    <style:font-face style:name="apple-system" svg:font-family="apple-system, BlinkMacSystemFont, 'Segoe UI', Helvetica, Arial, sans-serif, 'Apple Color Emoji', 'Segoe UI Emoji'"/>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fo:font-weight="bold" officeooo:rsid="00216d69" officeooo:paragraph-rsid="00216d69" style:font-size-asian="16pt" style:font-weight-asian="bold" style:font-size-complex="16pt" style:font-weight-complex="bold"/>
    </style:style>
    <style:style style:name="P2" style:family="paragraph" style:parent-style-name="Standard">
      <style:text-properties fo:font-size="12pt" fo:font-weight="normal" officeooo:rsid="002551e8" officeooo:paragraph-rsid="0044a457" style:font-size-asian="10.5pt" style:font-weight-asian="normal" style:font-size-complex="12pt" style:font-weight-complex="normal"/>
    </style:style>
    <style:style style:name="P3" style:family="paragraph" style:parent-style-name="Standard">
      <style:text-properties fo:font-size="12pt" fo:font-weight="normal" officeooo:rsid="00757d8f" officeooo:paragraph-rsid="00a1a608" style:font-size-asian="10.5pt" style:font-weight-asian="normal" style:font-size-complex="12pt" style:font-weight-complex="normal"/>
    </style:style>
    <style:style style:name="P4" style:family="paragraph" style:parent-style-name="Standard">
      <style:text-properties fo:font-size="12pt" fo:font-weight="normal" officeooo:rsid="00757d8f" officeooo:paragraph-rsid="00c1ddab" style:font-size-asian="10.5pt" style:font-weight-asian="normal" style:font-size-complex="12pt" style:font-weight-complex="normal"/>
    </style:style>
    <style:style style:name="P5" style:family="paragraph" style:parent-style-name="Standard">
      <style:text-properties fo:font-size="12pt" fo:font-weight="normal" officeooo:rsid="00757d8f" officeooo:paragraph-rsid="00c68724" style:font-size-asian="10.5pt" style:font-weight-asian="normal" style:font-size-complex="12pt" style:font-weight-complex="normal"/>
    </style:style>
    <style:style style:name="P6" style:family="paragraph" style:parent-style-name="Standard">
      <style:text-properties fo:font-size="12pt" fo:font-weight="normal" officeooo:rsid="00775e7a" officeooo:paragraph-rsid="00775e7a" style:font-size-asian="10.5pt" style:font-weight-asian="normal" style:font-size-complex="12pt" style:font-weight-complex="normal"/>
    </style:style>
    <style:style style:name="P7" style:family="paragraph" style:parent-style-name="Standard">
      <style:text-properties fo:font-size="12pt" fo:font-weight="normal" officeooo:rsid="00775e7a" officeooo:paragraph-rsid="00c1ddab" style:font-size-asian="10.5pt" style:font-weight-asian="normal" style:font-size-complex="12pt" style:font-weight-complex="normal"/>
    </style:style>
    <style:style style:name="P8" style:family="paragraph" style:parent-style-name="Standard">
      <style:text-properties fo:font-size="12pt" fo:font-weight="normal" officeooo:rsid="00775e7a" officeooo:paragraph-rsid="00c5f81e" style:font-size-asian="10.5pt" style:font-weight-asian="normal" style:font-size-complex="12pt" style:font-weight-complex="normal"/>
    </style:style>
    <style:style style:name="P9" style:family="paragraph" style:parent-style-name="Standard">
      <style:text-properties fo:font-size="12pt" fo:font-weight="normal" officeooo:rsid="00bc180d" officeooo:paragraph-rsid="00bc180d" style:font-size-asian="10.5pt" style:font-weight-asian="normal" style:font-size-complex="12pt" style:font-weight-complex="normal"/>
    </style:style>
    <style:style style:name="P10" style:family="paragraph" style:parent-style-name="Standard">
      <style:text-properties fo:font-size="12pt" fo:font-weight="normal" officeooo:rsid="00c01e44" officeooo:paragraph-rsid="00c01e44" style:font-size-asian="10.5pt" style:font-weight-asian="normal" style:font-size-complex="12pt" style:font-weight-complex="normal"/>
    </style:style>
    <style:style style:name="P11" style:family="paragraph" style:parent-style-name="Standard">
      <style:text-properties fo:font-size="12pt" fo:font-weight="normal" officeooo:rsid="00c6eec0" officeooo:paragraph-rsid="00c6eec0" style:font-size-asian="10.5pt" style:font-weight-asian="normal" style:font-size-complex="12pt" style:font-weight-complex="normal"/>
    </style:style>
    <style:style style:name="P12" style:family="paragraph" style:parent-style-name="Standard">
      <style:text-properties fo:font-variant="normal" fo:text-transform="none" fo:color="#24292e" loext:opacity="100%" style:font-name="apple-system" fo:font-size="10.5pt" fo:letter-spacing="normal" fo:font-style="normal" fo:font-weight="normal" officeooo:rsid="00421444" officeooo:paragraph-rsid="0027a328" style:font-size-asian="10.5pt" style:font-weight-asian="normal" style:font-size-complex="12pt" style:font-weight-complex="normal"/>
    </style:style>
    <style:style style:name="P13" style:family="paragraph" style:parent-style-name="Standard">
      <style:text-properties fo:font-variant="normal" fo:text-transform="none" fo:color="#24292e" loext:opacity="100%" style:font-name="apple-system" fo:font-size="10.5pt" fo:letter-spacing="normal" fo:font-style="normal" fo:font-weight="normal" officeooo:rsid="005c0383" officeooo:paragraph-rsid="005c0383" style:font-size-asian="10.5pt" style:font-weight-asian="normal" style:font-size-complex="12pt" style:font-weight-complex="normal"/>
    </style:style>
    <style:style style:name="P14" style:family="paragraph" style:parent-style-name="Standard">
      <style:text-properties style:font-name="P052" fo:font-size="12pt" fo:font-weight="normal" officeooo:rsid="00775e7a" officeooo:paragraph-rsid="00c1ddab" style:font-size-asian="10.5pt" style:font-weight-asian="normal" style:font-size-complex="12pt" style:font-weight-complex="normal"/>
    </style:style>
    <style:style style:name="P15" style:family="paragraph" style:parent-style-name="Standard">
      <style:text-properties style:font-name="P052" fo:font-size="12pt" fo:font-weight="normal" officeooo:rsid="00775e7a" officeooo:paragraph-rsid="00c5f81e" style:font-size-asian="10.5pt" style:font-weight-asian="normal" style:font-size-complex="12pt" style:font-weight-complex="normal"/>
    </style:style>
    <style:style style:name="T1" style:family="text">
      <style:text-properties style:font-name="P052"/>
    </style:style>
    <style:style style:name="T2" style:family="text">
      <style:text-properties style:font-name="P052" officeooo:rsid="00b905c3"/>
    </style:style>
    <style:style style:name="T3" style:family="text">
      <style:text-properties style:font-name="P052" officeooo:rsid="00bf75d8"/>
    </style:style>
    <style:style style:name="T4" style:family="text">
      <style:text-properties style:font-name="P052" officeooo:rsid="00c01e44"/>
    </style:style>
    <style:style style:name="T5" style:family="text">
      <style:text-properties style:font-name="P052" officeooo:rsid="00c1ddab"/>
    </style:style>
    <style:style style:name="T6" style:family="text">
      <style:text-properties style:font-name="P052" officeooo:rsid="00c28bc0"/>
    </style:style>
    <style:style style:name="T7" style:family="text">
      <style:text-properties style:font-name="P052" officeooo:rsid="00c48233"/>
    </style:style>
    <style:style style:name="T8" style:family="text">
      <style:text-properties style:font-name="P052" officeooo:rsid="00c5f81e"/>
    </style:style>
    <style:style style:name="T9" style:family="text">
      <style:text-properties style:font-name="P052" officeooo:rsid="00c68724"/>
    </style:style>
    <style:style style:name="T10" style:family="text">
      <style:text-properties style:font-name="P052" officeooo:rsid="00c6eec0"/>
    </style:style>
    <style:style style:name="T11" style:family="text">
      <style:text-properties style:font-name="P052" officeooo:rsid="00c7f4b9"/>
    </style:style>
    <style:style style:name="T12" style:family="text">
      <style:text-properties officeooo:rsid="00c1ddab"/>
    </style:style>
    <style:style style:name="T13" style:family="text">
      <style:text-properties officeooo:rsid="00c7f4b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vers</text:p>
      <text:p text:style-name="P2"/>
      <text:p text:style-name="P13">mettre des effets de sympaticus dans le lien de base</text:p>
      <text:p text:style-name="P12"/>
      <text:p text:style-name="P12"/>
      <text:p text:style-name="P3"><text:span text:style-name="T3">Lien sympathique</text:span><text:span text:style-name="T2"> </text:span><text:span text:style-name="T1">(rang </text:span><text:span text:style-name="T3">3</text:span><text:span text:style-name="T1">) : </text:span><text:span text:style-name="T2">Ce pouvoir </text:span><text:span text:style-name="T4">crée un lien </text:span><text:span text:style-name="T5">entre </text:span><text:span text:style-name="T6">une personne (pas obligatoirement le lanceur) et une autre personne</text:span><text:span text:style-name="T4"> (</text:span><text:span text:style-name="T6">les règles normales de résistance s’appliquent si absence de consentement</text:span><text:span text:style-name="T4">), un lieu (10m de diamètre + 1 par incrément) ou un objet (10kg plus 10/incrément). Une fois le lien établi, tout jet d’activation de pouvoir </text:span><text:span text:style-name="T7">avec</text:span><text:span text:style-name="T4"> la personne </text:span><text:span text:style-name="T7">(dans les deux sens)</text:span><text:span text:style-name="T4">, dans le lieu ou en tenant l’objet bénéficie d’un bonus de +5 aux jets et coûte un point d’anima de moins. </text:span><text:span text:style-name="T9">De plus, dans le cas des personnes, les partenaires de lien partagent constamment une liaison</text:span></text:p>
      <text:p text:style-name="P3"><text:span text:style-name="T9">émotionnelle diffuse et peuvent (chacun) dépenser un point d’anima pour se manifester à l'autre et lui parler directement.</text:span></text:p>
      <text:p text:style-name="P10"><text:span text:style-name="T4">U</text:span><text:span text:style-name="T1">n personnage peut avoir autant de liens sympathiques actifs que le quintuple de son rang de psi.</text:span></text:p>
      <text:p text:style-name="P6"><text:span text:style-name="T1">Portée : </text:span><text:span text:style-name="T4">Toucher</text:span><text:span text:style-name="T1">.</text:span></text:p>
      <text:p text:style-name="P6"><text:span text:style-name="T1">Durée : </text:span><text:span text:style-name="T4">Perpétuelle</text:span><text:span text:style-name="T1">.</text:span></text:p>
      <text:p text:style-name="P6"><text:span text:style-name="T1"/></text:p>
      <text:p text:style-name="P4"><text:span text:style-name="T5">Rupture de lien</text:span><text:span text:style-name="T2"> </text:span><text:span text:style-name="T1">(rang </text:span><text:span text:style-name="T5">4</text:span><text:span text:style-name="T1">) : </text:span><text:span text:style-name="T2">Ce pouvoir </text:span><text:span text:style-name="T8">permet de briser un lien sympathique existant, les règles de résistance s’appliquent normalement si la cible souhaite conserver son lien.</text:span></text:p>
      <text:p text:style-name="P7"><text:span text:style-name="T1">Portée : </text:span><text:span text:style-name="T4">Toucher</text:span><text:span text:style-name="T1">.</text:span></text:p>
      <text:p text:style-name="P14">Durée : <text:span text:style-name="T12">Instantané</text:span>.</text:p>
      <text:p text:style-name="P9"><text:span text:style-name="T1"/></text:p>
      <text:p text:style-name="P5"><text:span text:style-name="T9">Foyer de la fraternité</text:span><text:span text:style-name="T2"> </text:span><text:span text:style-name="T1">(rang </text:span><text:span text:style-name="T9">5</text:span><text:span text:style-name="T1">) : </text:span><text:span text:style-name="T2">Ce pouvoir </text:span><text:span text:style-name="T9">permet de créer une jauge d’anima virtuelle, partagée entre plusieurs psions, et dans laquelle chacun peut puiser. Chaque psion doit avoir un lien sympathique direct ou indirect envers tous les autres (ce pouvoir est souvent utilisé dans le cadre d’un lancement en groupe, auquel cas tous les participants sont liés au focalisateur). Au déclenchement du pouvoir, chacun d’entre eux peut insérer dans la jauge commune </text:span><text:span text:style-name="T10">un nombre de points d’anima au maximum égal à son rang de psi.</text:span></text:p>
      <text:p text:style-name="P11"><text:span text:style-name="T10">T</text:span><text:span text:style-name="T1">ant que le pouvoir dure, n’importe lequel des participants peut puiser dans la jauge comme il le souhaite (là encore, c’est particulièrement utile pour le lancement de pouvoirs très gourmands en groupe).</text:span></text:p>
      <text:p text:style-name="P11"><text:span text:style-name="T2">L</text:span><text:span text:style-name="T1">e foyer </text:span><text:span text:style-name="T9">ne peut être </text:span><text:span text:style-name="T1">constitué d’un plus grand nombre de psion que le rang</text:span><text:span text:style-name="T9"> de psi du lanceur. </text:span></text:p>
      <text:p text:style-name="P8"><text:span text:style-name="T1">Portée : </text:span><text:span text:style-name="T11">Sensorielle</text:span><text:span text:style-name="T1">.</text:span></text:p>
      <text:p text:style-name="P15"><text:span text:style-name="T1">Durée : </text:span><text:span text:style-name="T13">Une scène</text:span><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P052" svg:font-family="P052"/>
    <style:font-face style:name="apple-system" svg:font-family="apple-system, BlinkMacSystemFont, 'Segoe UI', Helvetica, Arial, sans-serif, 'Apple Color Emoji', 'Segoe UI Emoji'"/>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P052"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loext:opacity="0%" style:font-name="P052"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P052" fo:font-family="P052" fo:font-size="12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P052" fo:font-family="P052"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P052" fo:font-family="P052"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P052" fo:font-family="P052"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6T16:12:01.657691163</meta:creation-date>
    <meta:generator>LibreOffice/7.0.5.2$Linux_X86_64 LibreOffice_project/00$Build-2</meta:generator>
    <dc:date>2021-05-15T12:37:13.065428153</dc:date>
    <meta:editing-duration>PT19H29M2S</meta:editing-duration>
    <meta:editing-cycles>113</meta:editing-cycles>
    <meta:document-statistic meta:table-count="0" meta:image-count="0" meta:object-count="0" meta:page-count="1" meta:paragraph-count="15" meta:word-count="330" meta:character-count="1968" meta:non-whitespace-character-count="1652"/>
  </office:meta>
</office:document-meta>
</file>